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608A00000E1C00000E1CC956060D.svg" manifest:media-type="image/svg+xml"/>
  <manifest:file-entry manifest:full-path="Pictures/10000201000002C3000002C3DA8F2900.png" manifest:media-type="image/png"/>
  <manifest:file-entry manifest:full-path="Pictures/100002010000027200000272AF787114.png" manifest:media-type="image/png"/>
  <manifest:file-entry manifest:full-path="Pictures/1000217400000F3C00000B346BEC4AC6.svg" manifest:media-type="image/svg+xml"/>
  <manifest:file-entry manifest:full-path="Pictures/100003F50000424200004242FCB85299.svg" manifest:media-type="image/svg+xml"/>
  <manifest:file-entry manifest:full-path="Pictures/1000C5210000387200003872B6B4DC83.svg" manifest:media-type="image/svg+xml"/>
  <manifest:file-entry manifest:full-path="Pictures/10000201000002DC000002AB71F66136.png" manifest:media-type="image/png"/>
  <manifest:file-entry manifest:full-path="Pictures/100008CE0000761E00006E3ED0C54349.svg" manifest:media-type="image/svg+xml"/>
  <manifest:file-entry manifest:full-path="Pictures/100002010000025300000348DA97662F.png" manifest:media-type="image/png"/>
  <manifest:file-entry manifest:full-path="Pictures/10002B300000522400007420E39F1125.svg" manifest:media-type="image/svg+xml"/>
  <manifest:file-entry manifest:full-path="Pictures/100002010000009C0000009C336BD52A.png" manifest:media-type="image/png"/>
  <manifest:file-entry manifest:full-path="Pictures/10000201000000A90000007C5E1C83BB.png" manifest:media-type="image/png"/>
  <manifest:file-entry manifest:full-path="Pictures/100002010000027300000273CADD0E92.png" manifest:media-type="image/png"/>
  <manifest:file-entry manifest:full-path="Pictures/1000039B0000388E0000388E7981E39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3333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1cm" svg:stroke-color="#3333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12" style:family="graphic" style:parent-style-name="objectwithoutfill">
      <style:graphic-properties svg:stroke-width="0.051cm" svg:stroke-color="#0066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96cm" svg:height="3.296cm" svg:x="15.975cm" svg:y="15.059cm">
          <draw:image xlink:href="Pictures/1000039B0000388E0000388E7981E39C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Static WebVTT file</text:p>
          </draw:image>
          <draw:image xlink:href="Pictures/100002010000027300000273CADD0E92.png" xlink:type="simple" xlink:show="embed" xlink:actuate="onLoad"/>
        </draw:frame>
        <draw:frame draw:style-name="gr2" draw:text-style-name="P1" draw:layer="layout" svg:width="13.438cm" svg:height="18.999cm" svg:x="9.549cm" svg:y="0.301cm">
          <draw:image xlink:href="Pictures/10002B300000522400007420E39F1125.svg" xlink:type="simple" xlink:show="embed" xlink:actuate="onLoad">
            <text:p/>
          </draw:image>
          <draw:image xlink:href="Pictures/100002010000025300000348DA97662F.png" xlink:type="simple" xlink:show="embed" xlink:actuate="onLoad"/>
          <svg:title>Layer 1</svg:title>
        </draw:frame>
        <draw:frame draw:style-name="gr1" draw:text-style-name="P1" draw:layer="layout" svg:width="2.8cm" svg:height="2.613cm" svg:x="17.289cm" svg:y="4.081cm">
          <draw:image xlink:href="Pictures/100008CE0000761E00006E3ED0C54349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Video file</text:p>
          </draw:image>
          <draw:image xlink:href="Pictures/10000201000002DC000002AB71F66136.png" xlink:type="simple" xlink:show="embed" xlink:actuate="onLoad"/>
        </draw:frame>
        <draw:frame draw:style-name="gr1" draw:text-style-name="P1" draw:layer="layout" svg:width="3.627cm" svg:height="2.667cm" svg:x="12.6cm" svg:y="3.581cm">
          <draw:image xlink:href="Pictures/1000217400000F3C00000B346BEC4AC6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Web Components</text:p>
          </draw:image>
          <draw:image xlink:href="Pictures/10000201000000A90000007C5E1C83BB.png" xlink:type="simple" xlink:show="embed" xlink:actuate="onLoad"/>
        </draw:frame>
        <draw:frame draw:style-name="gr1" draw:text-style-name="P1" draw:layer="layout" svg:width="2.093cm" svg:height="2.093cm" svg:x="16.21cm" svg:y="11.549cm">
          <draw:image xlink:href="Pictures/1000C5210000387200003872B6B4DC83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>Interpretation layer on server</text:p>
          </draw:image>
          <draw:image xlink:href="Pictures/100002010000027200000272AF787114.png" xlink:type="simple" xlink:show="embed" xlink:actuate="onLoad"/>
        </draw:frame>
        <draw:g>
          <draw:frame draw:style-name="gr1" draw:text-style-name="P1" draw:layer="layout" svg:width="3.296cm" svg:height="3.296cm" svg:x="8.044cm" svg:y="15.103cm">
            <draw:image xlink:href="Pictures/1000039B0000388E0000388E7981E39C.svg" xlink:type="simple" xlink:show="embed" xlink:actuate="onLoad">
              <text:p text:style-name="P1"/>
              <text:p text:style-name="P1"/>
              <text:p text:style-name="P1"/>
              <text:p text:style-name="P1"/>
              <text:p text:style-name="P1"/>
              <text:p text:style-name="P1">WebVTT file</text:p>
            </draw:image>
            <draw:image xlink:href="Pictures/100002010000027300000273CADD0E92.png" xlink:type="simple" xlink:show="embed" xlink:actuate="onLoad"/>
          </draw:frame>
          <draw:frame draw:style-name="gr3" draw:text-style-name="P1" draw:layer="layout" svg:width="2.419cm" svg:height="2.419cm" svg:x="6.254cm" svg:y="15.224cm">
            <draw:image xlink:href="Pictures/100003F50000424200004242FCB85299.svg" xlink:type="simple" xlink:show="embed" xlink:actuate="onLoad">
              <text:p/>
            </draw:image>
            <draw:image xlink:href="Pictures/10000201000002C3000002C3DA8F2900.png" xlink:type="simple" xlink:show="embed" xlink:actuate="onLoad"/>
          </draw:frame>
        </draw:g>
        <draw:frame draw:style-name="gr1" draw:text-style-name="P1" draw:layer="layout" svg:width="3.296cm" svg:height="3.296cm" svg:x="22.447cm" svg:y="8.526cm">
          <draw:image xlink:href="Pictures/1000039B0000388E0000388E7981E39C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Dynamically generated</text:p>
            <text:p text:style-name="P1">WebVTT file</text:p>
          </draw:image>
          <draw:image xlink:href="Pictures/100002010000027300000273CADD0E92.png" xlink:type="simple" xlink:show="embed" xlink:actuate="onLoad"/>
        </draw:frame>
        <draw:line draw:style-name="gr4" draw:text-style-name="P1" draw:layer="layout" svg:x1="17.053cm" svg:y1="15.251cm" svg:x2="17.053cm" svg:y2="14.362cm">
          <text:p text:style-name="P1"/>
        </draw:line>
        <draw:line draw:style-name="gr5" draw:text-style-name="P1" draw:layer="layout" svg:x1="4.048cm" svg:y1="6.588cm" svg:x2="13.7cm" svg:y2="4.937cm">
          <text:p text:style-name="P1"/>
          <text:p text:style-name="P1">authors</text:p>
        </draw:line>
        <draw:line draw:style-name="gr4" draw:text-style-name="P1" draw:layer="layout" svg:x1="4.175cm" svg:y1="9.001cm" svg:x2="8.533cm" svg:y2="14.843cm">
          <text:p text:style-name="P1"/>
          <text:p text:style-name="P1">creates</text:p>
        </draw:line>
        <draw:frame draw:style-name="gr1" draw:text-style-name="P1" draw:layer="layout" svg:width="3.611cm" svg:height="3.611cm" svg:x="1.239cm" svg:y="5.263cm">
          <draw:image xlink:href="Pictures/1000608A00000E1C00000E1CC956060D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User</text:p>
          </draw:image>
          <draw:image xlink:href="Pictures/100002010000009C0000009C336BD52A.png" xlink:type="simple" xlink:show="embed" xlink:actuate="onLoad"/>
        </draw:frame>
        <draw:line draw:style-name="gr4" draw:text-style-name="P1" draw:layer="layout" svg:x1="11.227cm" svg:y1="16.821cm" svg:x2="16.24cm" svg:y2="16.821cm">
          <text:p text:style-name="P1"/>
          <text:p text:style-name="P1"/>
          <text:p text:style-name="P1">stores</text:p>
          <text:p text:style-name="P1"/>
        </draw:line>
        <draw:frame draw:style-name="gr1" draw:text-style-name="P1" draw:layer="layout" svg:width="2.093cm" svg:height="2.093cm" svg:x="22.983cm" svg:y="2.654cm">
          <draw:image xlink:href="Pictures/1000C5210000387200003872B6B4DC83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>Interpretation layer</text:p>
            <text:p text:style-name="P1">on client</text:p>
          </draw:image>
          <draw:image xlink:href="Pictures/100002010000027200000272AF787114.png" xlink:type="simple" xlink:show="embed" xlink:actuate="onLoad"/>
        </draw:frame>
        <draw:connector draw:style-name="gr6" draw:text-style-name="P1" draw:layer="layout" draw:type="curve" svg:x1="22.987cm" svg:y1="9.8cm" svg:x2="22.987cm" svg:y2="9.8cm" svg:d="M22987 9800z" svg:viewBox="0 0 1 1">
          <text:p/>
        </draw:connector>
        <draw:line draw:style-name="gr7" draw:text-style-name="P1" draw:layer="layout" svg:x1="15.351cm" svg:y1="3.921cm" svg:x2="22.59cm" svg:y2="3.667cm">
          <text:p/>
        </draw:line>
        <draw:line draw:style-name="gr5" draw:text-style-name="P1" draw:layer="layout" svg:x1="23.86cm" svg:y1="6.461cm" svg:x2="23.86cm" svg:y2="8.62cm">
          <text:p text:style-name="P1"/>
          <text:p text:style-name="P1">creates</text:p>
        </draw:line>
        <draw:frame draw:style-name="gr1" draw:text-style-name="P1" draw:layer="layout" svg:width="1.651cm" svg:height="1.651cm" svg:x="15.486cm" svg:y="7.65cm">
          <draw:image xlink:href="Pictures/1000C5210000387200003872B6B4DC83.svg" xlink:type="simple" xlink:show="embed" xlink:actuate="onLoad">
            <text:p text:style-name="P1"/>
            <text:p text:style-name="P1"/>
            <text:p text:style-name="P1"/>
            <text:p text:style-name="P1">WebVTT interpreter</text:p>
          </draw:image>
          <draw:image xlink:href="Pictures/100002010000027200000272AF787114.png" xlink:type="simple" xlink:show="embed" xlink:actuate="onLoad"/>
        </draw:frame>
        <draw:line draw:style-name="gr8" draw:text-style-name="P1" draw:layer="layout" svg:x1="16.583cm" svg:y1="11.668cm" svg:x2="15.986cm" svg:y2="9.128cm">
          <text:p/>
        </draw:line>
        <draw:line draw:style-name="gr7" draw:text-style-name="P1" draw:layer="layout" svg:x1="22.754cm" svg:y1="9.382cm" svg:x2="17.002cm" svg:y2="8.366cm">
          <text:p/>
        </draw:line>
        <draw:line draw:style-name="gr9" draw:text-style-name="P1" draw:layer="layout" svg:x1="16.748cm" svg:y1="7.731cm" svg:x2="18.907cm" svg:y2="5.953cm">
          <text:p/>
        </draw:line>
        <draw:line draw:style-name="gr7" draw:text-style-name="P1" draw:layer="layout" svg:x1="22.767cm" svg:y1="9.439cm" svg:x2="17.891cm" svg:y2="12.176cm">
          <text:p/>
        </draw:line>
        <draw:line draw:style-name="gr5" draw:text-style-name="P1" draw:layer="layout" svg:x1="17.637cm" svg:y1="14.397cm" svg:x2="17.637cm" svg:y2="15.351cm">
          <text:p/>
        </draw:line>
        <draw:frame draw:style-name="gr10" draw:layer="layout" svg:width="3.927cm" svg:height="0.962cm" svg:x="17.734cm" svg:y="14.416cm">
          <draw:text-box>
            <text:p>reads/writes</text:p>
          </draw:text-box>
        </draw:frame>
        <draw:frame draw:style-name="gr11" draw:layer="layout" svg:width="3.148cm" svg:height="1.089cm" draw:transform="rotate (0.041538836197465) translate (16.604cm 3.044cm)">
          <draw:text-box>
            <text:p>interprets</text:p>
          </draw:text-box>
        </draw:frame>
        <draw:frame draw:style-name="gr10" draw:layer="layout" svg:width="2.936cm" svg:height="0.962cm" draw:transform="rotate (0.523598775598299) translate (19.6cm 11.133cm)">
          <draw:text-box>
            <text:p>forwards</text:p>
          </draw:text-box>
        </draw:frame>
        <draw:frame draw:style-name="gr10" draw:layer="layout" svg:width="2.09cm" svg:height="0.962cm" svg:x="14.277cm" svg:y="10.325cm">
          <draw:text-box>
            <text:p>reads</text:p>
          </draw:text-box>
        </draw:frame>
        <draw:frame draw:style-name="gr10" draw:layer="layout" svg:width="2.09cm" svg:height="0.962cm" draw:transform="rotate (-0.186575697038194) translate (20.717cm 8.115cm)">
          <draw:text-box>
            <text:p>reads</text:p>
          </draw:text-box>
        </draw:frame>
        <draw:line draw:style-name="gr12" draw:text-style-name="P1" draw:layer="layout" svg:x1="4.175cm" svg:y1="7.35cm" svg:x2="15.224cm" svg:y2="8.239cm">
          <text:p text:style-name="P1"/>
          <text:p text:style-name="P1">modifie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0T11:48:29.476182000</meta:creation-date>
    <dc:date>2014-03-10T12:56:14.144007000</dc:date>
    <meta:editing-duration>PT37M16S</meta:editing-duration>
    <meta:editing-cycles>4</meta:editing-cycles>
    <meta:generator>LibreOffice/4.2.0.4$MacOSX_X86_64 LibreOffice_project/05dceb5d363845f2cf968344d7adab8dcfb2ba71</meta:generator>
    <meta:document-statistic meta:object-count="30"/>
  </office:meta>
</office:document-meta>
</file>